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7.07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132.0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wrap-option="wrap" fo:padding="1.01mm"/>
    </style:style>
    <style:style style:name="ce28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 style:vertical-align="middle"/>
    </style:style>
    <style:style style:name="ce40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3" table:default-cell-style-name="ce9"/>
        <table:table-column table:style-name="co3" table:number-columns-repeated="994" table:default-cell-style-name="ce3"/>
        <table:table-column table:style-name="co3" table:number-columns-repeated="23" table:default-cell-style-name="ce39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2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7"/>
        <table:table-column table:style-name="co5" table:number-columns-repeated="3" table:default-cell-style-name="ce9"/>
        <table:table-column table:style-name="co3" table:number-columns-repeated="994" table:default-cell-style-name="ce3"/>
        <table:table-column table:style-name="co3" table:number-columns-repeated="23" table:default-cell-style-name="ce39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MKS Robin nano v3 controller +TS35 display + TMC2209 drivers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1"><text:a xlink:href="https://amzn.to/3um2EEK" xlink:type="simple">https://amzn.to/3um2EEK</text:a></text:span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24V – 350W Slim type Power supply. Dimensions are important!</text:p>
          </table:table-cell>
          <table:table-cell table:style-name="ce28" office:value-type="string" calcext:value-type="string">
            <text:p>W:115mm L:215mm H:3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</text:p>
          </table:table-cell>
          <table:table-cell office:value-type="string" calcext:value-type="string">
            <text:p><text:span text:style-name="T1"><text:a xlink:href="https://amzn.to/3h1wlbl" xlink:type="simple">https://amzn.to/3h1wlbl</text:a></text:span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Stepper motor</text:p>
          </table:table-cell>
          <table:table-cell table:style-name="ce28" office:value-type="string" calcext:value-type="string">
            <text:p>Nema 17</text:p>
          </table:table-cell>
          <table:table-cell table:style-name="ce28" office:value-type="float" office:value="4" calcext:value-type="float">
            <text:p>4</text:p>
          </table:table-cell>
          <table:table-cell table:style-name="ce9" office:value-type="string" calcext:value-type="string">
            <text:p>Min. 40mm length recommended. Connectors SH-2.54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/>
          <table:table-cell table:style-name="ce40"/>
          <table:table-cell table:style-name="ce39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Snap fit – Power inlet (See reference photo. Any different power inlet won’t fit )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Already wired one recommended to avoid working on AC current.</text:p>
          </table:table-cell>
          <table:table-cell office:value-type="string" calcext:value-type="string">
            <text:p><text:a xlink:href="https://amzn.to/3HbvpvO" xlink:type="simple">https://amzn.to/3HbvpvO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Limit switch (See reference photo</text:span>)</text:p>
          </table:table-cell>
          <table:table-cell table:style-name="ce28" office:value-type="string" calcext:value-type="string">
            <text:p>20mm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Fan 24V</text:p>
          </table:table-cell>
          <table:table-cell table:style-name="ce28" office:value-type="string" calcext:value-type="string">
            <text:p>40x40x10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If available, Prefer ball bearing ones. One with long and one with short cable needed.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Blower fan 24V</text:p>
          </table:table-cell>
          <table:table-cell table:style-name="ce28" office:value-type="string" calcext:value-type="string">
            <text:p>40x40x20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If available, Prefer one with ball bearing and long cable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Heat shrink tubes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 table:number-rows-repeated="2">
          <table:table-cell table:style-name="ce28" table:number-columns-repeated="3"/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1" office:value-type="string" calcext:value-type="string">
            <text:p>Wiring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blue cable</text:p>
          </table:table-cell>
          <table:table-cell table:style-name="ce28" office:value-type="string" calcext:value-type="string">
            <text:p>25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3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brown cable</text:p>
          </table:table-cell>
          <table:table-cell table:style-name="ce28" office:value-type="string" calcext:value-type="string">
            <text:p>25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3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yellow-green cable</text:p>
          </table:table-cell>
          <table:table-cell table:style-name="ce28" office:value-type="string" calcext:value-type="string">
            <text:p>25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3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red cable</text:p>
          </table:table-cell>
          <table:table-cell table:style-name="ce28" office:value-type="string" calcext:value-type="string">
            <text:p>25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table:number-columns-repeated="3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black cable</text:p>
          </table:table-cell>
          <table:table-cell table:style-name="ce28" office:value-type="string" calcext:value-type="string">
            <text:p>25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table:number-columns-repeated="3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 </text:span>Cable terminals for Power inlet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Power inlet to PSU (unnecessary, if you buy power inlet with wiring)</text:p>
          </table:table-cell>
          <table:table-cell table:number-columns-spanned="1" table:number-rows-spanned="3"/>
          <table:table-cell table:number-columns-spanned="1" table:number-rows-spanned="3"/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Cable terminals for PSU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/>
          <table:covered-table-cell table:number-columns-repeated="2"/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Min. 1.5mm2(16AWG)</text:span> Cable lugs for Controller  Power inlet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/>
          <table:covered-table-cell table:number-columns-repeated="2"/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2 core 22awg cable for fans and switches</text:p>
          </table:table-cell>
          <table:table-cell table:style-name="ce28" office:value-type="string" calcext:value-type="string">
            <text:p>300cm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Cable wrap</text:p>
          </table:table-cell>
          <table:table-cell table:style-name="ce28" office:value-type="string" calcext:value-type="string">
            <text:p>200cm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AC power cable fits to power inlet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table:number-columns-repeated="3"/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16010 Bearing</text:p>
          </table:table-cell>
          <table:table-cell table:style-name="ce28" office:value-type="string" calcext:value-type="string">
            <text:p>ZZ or RS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F608 flanged bearing</text:p>
          </table:table-cell>
          <table:table-cell table:style-name="ce28" office:value-type="string" calcext:value-type="string">
            <text:p>ZZ or RS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 table:number-rows-repeated="2">
          <table:table-cell table:style-name="ce28" table:number-columns-repeated="3"/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1" office:value-type="string" calcext:value-type="string">
            <text:p>OpenBuild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20x40mm v-slot extrusion</text:p>
          </table:table-cell>
          <table:table-cell table:style-name="ce28" office:value-type="string" calcext:value-type="string">
            <text:p>250 to 50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20x20mm v-slot extrusion</text:p>
          </table:table-cell>
          <table:table-cell table:style-name="ce28" office:value-type="string" calcext:value-type="string">
            <text:p>15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<text:span text:style-name="T1">Openbuilds </text:span>V-slot wheel</text:p>
          </table:table-cell>
          <table:table-cell table:style-name="ce28" office:value-type="string" calcext:value-type="string">
            <text:p>Normal size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Openbuilds spacer</text:p>
          </table:table-cell>
          <table:table-cell table:style-name="ce28" office:value-type="string" calcext:value-type="string">
            <text:p>6mm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Openbuilds eccentric nut</text:p>
          </table:table-cell>
          <table:table-cell table:style-name="ce28" office:value-type="string" calcext:value-type="string">
            <text:p>6mm</text:p>
          </table:table-cell>
          <table:table-cell table:style-name="ce28"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9" office:value-type="string" calcext:value-type="string">
            <text:p>Rubber Feet</text:p>
          </table:table-cell>
          <table:table-cell table:style-name="ce28" office:value-type="string" calcext:value-type="string">
            <text:p>M4 or M5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/>
          <table:table-cell table:style-name="ce28" table:number-columns-repeated="993"/>
          <table:table-cell table:style-name="ce39"/>
          <table:table-cell table:number-columns-repeated="23"/>
        </table:table-row>
        <table:table-row table:style-name="ro1">
          <table:table-cell table:style-name="ce28" office:value-type="string" calcext:value-type="string">
            <text:p>Low profile Tee Nuts for rubber feet</text:p>
          </table:table-cell>
          <table:table-cell table:style-name="ce28" office:value-type="string" calcext:value-type="string">
            <text:p>M4 or M5</text:p>
          </table:table-cell>
          <table:table-cell table:style-name="ce28" office:value-type="float" office:value="4" calcext:value-type="float">
            <text:p>4</text:p>
          </table:table-cell>
          <table:table-cell table:style-name="ce9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/>
          <table:table-cell table:style-name="ce28" table:number-columns-repeated="1017"/>
        </table:table-row>
        <table:table-row table:style-name="ro1">
          <table:table-cell table:style-name="ce1" office:value-type="string" calcext:value-type="string">
            <text:p>Belt drive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pulley</text:p>
          </table:table-cell>
          <table:table-cell table:style-name="ce28" office:value-type="string" calcext:value-type="string">
            <text:p>16T, 5mm hole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For X, Y, Z motors</text:p>
          </table:table-cell>
          <table:table-cell table:style-name="ce39"/>
          <table:table-cell office:value-type="string" calcext:value-type="string">
            <text:p><text:a xlink:href="https://amzn.to/3upyl06" xlink:type="simple">https://amzn.to/3upyl06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idler pulley</text:p>
          </table:table-cell>
          <table:table-cell table:style-name="ce28" office:value-type="string" calcext:value-type="string">
            <text:p>16T, 3mm hole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X belt idler pulley, 3mm inner hole with bearings</text:p>
          </table:table-cell>
          <table:table-cell table:style-name="ce39"/>
          <table:table-cell office:value-type="string" calcext:value-type="string">
            <text:p><text:a xlink:href="https://amzn.to/3HdWSwG" xlink:type="simple">https://amzn.to/3HdWSwG</text:a></text:p>
          </table:table-cell>
          <table:table-cell table:number-columns-spanned="1" table:number-rows-spann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idler pulley</text:p>
          </table:table-cell>
          <table:table-cell table:style-name="ce28" office:value-type="string" calcext:value-type="string">
            <text:p>20T, 5mm hole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Z belt idler pulley, 5mm inner hole with bearings</text:p>
          </table:table-cell>
          <table:table-cell table:style-name="ce39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open belt</text:p>
          </table:table-cell>
          <table:table-cell table:style-name="ce28" office:value-type="string" calcext:value-type="string">
            <text:p>200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For X and Z drive</text:p>
          </table:table-cell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closed loop belt</text:p>
          </table:table-cell>
          <table:table-cell table:style-name="ce28" office:value-type="string" calcext:value-type="string">
            <text:p>30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For Rotary axis drive</text:p>
          </table:table-cell>
          <table:table-cell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table:number-columns-spanned="1" table:number-rows-spann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6mm GT2 closed loop belt</text:p>
          </table:table-cell>
          <table:table-cell table:style-name="ce28" office:value-type="string" calcext:value-type="string">
            <text:p>200m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For Z axis reduction drive</text:p>
          </table:table-cell>
          <table:table-cell/>
          <table:covered-table-cell table:number-columns-repeated="2"/>
          <table:table-cell table:style-name="ce28" table:number-columns-repeated="994"/>
          <table:table-cell table:number-columns-repeated="23"/>
        </table:table-row>
        <table:table-row table:style-name="ro1" table:number-rows-repeated="2">
          <table:table-cell table:style-name="ce28" table:number-columns-repeated="3"/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.com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Bowden extruder ( right hand )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Any good bowden extruder of you choice</text:p>
          </table:table-cell>
          <table:table-cell office:value-type="string" calcext:value-type="string">
            <text:p><text:a xlink:href="https://amzn.to/3ULfyY1" xlink:type="simple">https://amzn.to/3ULfyY1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Bowden tube</text:p>
          </table:table-cell>
          <table:table-cell table:style-name="ce28" office:value-type="string" calcext:value-type="string">
            <text:p>50cm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ID:2mm, OD:4mm</text:p>
          </table:table-cell>
          <table:table-cell office:value-type="string" calcext:value-type="string">
            <text:p><text:a xlink:href="https://amzn.to/3EY8GAB" xlink:type="simple">https://amzn.to/3EY8GAB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E3D V6 – 24V compatible hotend assembly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table:number-columns-repeated="2"/>
          <table:table-cell table:style-name="ce28" table:number-columns-repeated="994"/>
          <table:table-cell table:number-columns-repeated="23"/>
        </table:table-row>
        <table:table-row table:style-name="ro1" table:number-rows-repeated="2">
          <table:table-cell table:style-name="ce28" table:number-columns-repeated="3"/>
          <table:table-cell table:number-columns-repeated="4"/>
          <table:table-cell table:style-name="ce28" table:number-columns-repeated="994"/>
          <table:table-cell table:number-columns-repeated="23"/>
        </table:table-row>
        <table:table-row table:style-name="ro1">
          <table:table-cell table:style-name="ce1" office:value-type="string" calcext:value-type="string">
            <text:p>Printbed supplies</text:p>
          </table:table-cell>
          <table:table-cell table:style-name="ce13" table:number-columns-spanned="4" table:number-rows-spanned="1"/>
          <table:covered-table-cell table:style-name="ce4"/>
          <table:covered-table-cell table:style-name="ce5"/>
          <table:covered-table-cell table:style-name="ce1"/>
          <table:table-cell table:style-name="ce1" table:number-columns-repeated="2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Glass bed clips (see reference photo)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Due to the very tight space around the work bed, only very specific clips would work.</text:p>
          </table:table-cell>
          <table:table-cell table:style-name="ce7" office:value-type="string" calcext:value-type="string">
            <text:p><text:a xlink:href="https://amzn.to/3izk3ax" xlink:type="simple">https://amzn.to/3izk3ax</text:a>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xternally supplied parts</text:p>
          </table:table-cell>
          <table:table-cell table:style-name="ce13" table:number-columns-spanned="4" table:number-rows-spanned="1"/>
          <table:covered-table-cell table:style-name="ce4"/>
          <table:covered-table-cell table:style-name="ce5"/>
          <table:covered-table-cell table:style-name="ce1"/>
          <table:table-cell table:style-name="ce1" table:number-columns-repeated="2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Source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Acrylic worktable substrate ( If you don’t print one )</text:p>
          </table:table-cell>
          <table:table-cell office:value-type="string" calcext:value-type="string">
            <text:p>5 to 6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acrylic sheet.</text:p>
          </table:table-cell>
          <table:table-cell office:value-type="string" calcext:value-type="string">
            <text:p>Local laser cut sh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/mirror or polycarbonate printing bed, 160mm diameter</text:p>
          </table:table-cell>
          <table:table-cell office:value-type="string" calcext:value-type="string">
            <text:p>max 4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glass, 3 or 4mm acceptable. If you can find 3mm glass, it is great because it is lighter. For polycarbonate, go for 4mm</text:p>
          </table:table-cell>
          <table:table-cell office:value-type="string" calcext:value-type="string">
            <text:p>Local shop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4:00:13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18T05:34:07.835000000</dc:date>
    <meta:editing-duration>PT10H26M53S</meta:editing-duration>
    <meta:editing-cycles>330</meta:editing-cycles>
    <meta:document-statistic meta:table-count="2" meta:cell-count="241" meta:object-count="0"/>
  </office:meta>
</office:document-meta>
</file>